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A0000006E5151B2A02905455C.png" manifest:media-type="image/png"/>
  <manifest:file-entry manifest:full-path="Pictures/10000000000003540000012087EE65BB237919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1-title">
      <style:graphic-properties fo:min-height="2.353cm"/>
    </style:style>
    <style:style style:name="pr2" style:family="presentation" style:parent-style-name="Piano1-outline1">
      <style:graphic-properties fo:min-height="11.929cm"/>
    </style:style>
    <style:style style:name="pr3" style:family="presentation" style:parent-style-name="Piano1-notes">
      <style:graphic-properties draw:fill-color="#ffffff" draw:auto-grow-height="true" fo:min-height="13.364cm"/>
    </style:style>
    <style:style style:name="pr4" style:family="presentation" style:parent-style-name="Piano1-notes">
      <style:graphic-properties draw:fill-color="#ffffff" fo:min-height="13.364cm"/>
    </style:style>
    <style:style style:name="P1" style:family="paragraph">
      <style:text-properties fo:color="#ffb66c"/>
    </style:style>
    <style:style style:name="P2" style:family="paragraph">
      <loext:graphic-properties draw:fill-color="#ffffff"/>
    </style:style>
    <style:style style:name="T1" style:family="text">
      <style:text-properties fo:color="#ffb66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1" presentation:presentation-page-layout-name="AL1T3">
        <office:forms form:automatic-focus="false" form:apply-design-mode="false"/>
        <draw:frame presentation:style-name="pr1" draw:text-style-name="P1" draw:layer="layout" svg:width="25.199cm" svg:height="2.353cm" svg:x="1cm" svg:y="0.137cm" presentation:class="title">
          <draw:text-box>
            <text:p text:style-name="P1"><text:span text:style-name="T1">Operating System</text:span>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Langage Assembleur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es regist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/>
    </style:style>
    <style:style style:name="Piano-outline3" style:family="presentation" style:parent-style-name="Piano-outline2">
      <style:paragraph-properties fo:margin-top="0.3cm" fo:margin-bottom="0cm"/>
      <style:text-properties fo:font-size="24pt"/>
    </style:style>
    <style:style style:name="Piano-outline4" style:family="presentation" style:parent-style-name="Piano-outline3">
      <style:paragraph-properties fo:margin-top="0.2cm" fo:margin-bottom="0cm"/>
      <style:text-properties fo:font-size="20pt"/>
    </style:style>
    <style:style style:name="Piano-outline5" style:family="presentation" style:parent-style-name="Piano-outline4">
      <style:paragraph-properties fo:margin-top="0.1cm" fo:margin-bottom="0cm"/>
      <style:text-properties fo:font-size="20pt"/>
    </style:style>
    <style:style style:name="Piano-outline6" style:family="presentation" style:parent-style-name="Piano-outline5">
      <style:paragraph-properties fo:margin-top="0.1cm" fo:margin-bottom="0cm"/>
      <style:text-properties fo:font-size="20pt"/>
    </style:style>
    <style:style style:name="Piano-outline7" style:family="presentation" style:parent-style-name="Piano-outline6">
      <style:paragraph-properties fo:margin-top="0.1cm" fo:margin-bottom="0cm"/>
      <style:text-properties fo:font-size="20pt"/>
    </style:style>
    <style:style style:name="Piano-outline8" style:family="presentation" style:parent-style-name="Piano-outline7">
      <style:paragraph-properties fo:margin-top="0.1cm" fo:margin-bottom="0cm"/>
      <style:text-properties fo:font-size="20pt"/>
    </style:style>
    <style:style style:name="Piano-outline9" style:family="presentation" style:parent-style-name="Piano-outline8">
      <style:paragraph-properties fo:margin-top="0.1cm" fo:margin-bottom="0cm"/>
      <style:text-properties fo:font-size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/>
    </style:style>
    <style:style style:name="Piano1-outline3" style:family="presentation" style:parent-style-name="Piano1-outline2">
      <style:paragraph-properties fo:margin-top="0.3cm" fo:margin-bottom="0cm"/>
      <style:text-properties fo:font-size="24pt"/>
    </style:style>
    <style:style style:name="Piano1-outline4" style:family="presentation" style:parent-style-name="Piano1-outline3">
      <style:paragraph-properties fo:margin-top="0.2cm" fo:margin-bottom="0cm"/>
      <style:text-properties fo:font-size="20pt"/>
    </style:style>
    <style:style style:name="Piano1-outline5" style:family="presentation" style:parent-style-name="Piano1-outline4">
      <style:paragraph-properties fo:margin-top="0.1cm" fo:margin-bottom="0cm"/>
      <style:text-properties fo:font-size="20pt"/>
    </style:style>
    <style:style style:name="Piano1-outline6" style:family="presentation" style:parent-style-name="Piano1-outline5">
      <style:paragraph-properties fo:margin-top="0.1cm" fo:margin-bottom="0cm"/>
      <style:text-properties fo:font-size="20pt"/>
    </style:style>
    <style:style style:name="Piano1-outline7" style:family="presentation" style:parent-style-name="Piano1-outline6">
      <style:paragraph-properties fo:margin-top="0.1cm" fo:margin-bottom="0cm"/>
      <style:text-properties fo:font-size="20pt"/>
    </style:style>
    <style:style style:name="Piano1-outline8" style:family="presentation" style:parent-style-name="Piano1-outline7">
      <style:paragraph-properties fo:margin-top="0.1cm" fo:margin-bottom="0cm"/>
      <style:text-properties fo:font-size="20pt"/>
    </style:style>
    <style:style style:name="Piano1-outline9" style:family="presentation" style:parent-style-name="Piano1-outline8">
      <style:paragraph-properties fo:margin-top="0.1cm" fo:margin-bottom="0cm"/>
      <style:text-properties fo:font-size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6:10:33.807419206</meta:creation-date>
    <meta:editing-duration>PT5M11S</meta:editing-duration>
    <meta:editing-cycles>2</meta:editing-cycles>
    <meta:generator>LibreOffice/6.1.3.2$Linux_X86_64 LibreOffice_project/8e614c6c3b8318e385db1239686faabc8c4848e4</meta:generator>
    <dc:title>Piano</dc:title>
    <dc:date>2018-12-11T16:15:43.892554952</dc:date>
    <meta:document-statistic meta:object-count="46"/>
  </office:meta>
</office:document-meta>
</file>